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98in"/>
    </style:style>
    <style:style style:name="co2" style:family="table-column">
      <style:table-column-properties fo:break-before="auto" style:column-width="0.515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819in"/>
    </style:style>
    <style:style style:name="ro1" style:family="table-row">
      <style:table-row-properties style:row-height="0.427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weight-asian="bold" style:font-weight-complex="bold"/>
    </style:style>
    <style:style style:name="ce2" style:family="table-cell" style:parent-style-name="Default">
      <style:text-properties fo:font-size="12pt"/>
    </style:style>
    <style:style style:name="ce3" style:family="table-cell" style:parent-style-name="Default">
      <style:table-cell-properties fo:background-color="#c0c0c0" fo:border="0.06pt solid #000000"/>
      <style:text-properties fo:font-size="12pt" fo:font-weight="bold" style:font-weight-asian="bold" style:font-weight-complex="bold"/>
    </style:style>
    <style:style style:name="ce4" style:family="table-cell" style:parent-style-name="Default">
      <style:table-cell-properties fo:background-color="#c0c0c0" fo:border="0.06pt solid #000000"/>
      <style:text-properties fo:font-size="12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3" table:default-cell-style-name="ce4"/>
        <table:table-column table:style-name="co3" table:number-columns-repeated="1018" table:default-cell-style-name="ce2"/>
        <table:table-row table:style-name="ro1">
          <table:table-cell table:style-name="ce1" office:value-type="string">
            <text:p>V net</text:p>
          </table:table-cell>
          <table:table-cell table:style-name="ce1"/>
          <table:table-cell table:style-name="ce1" office:value-type="string">
            <text:p>V Pin</text:p>
          </table:table-cell>
          <table:table-cell table:style-name="ce1" office:value-type="string">
            <text:p>R net</text:p>
          </table:table-cell>
          <table:table-cell table:style-name="ce1" office:value-type="string">
            <text:p>Z PIN</text:p>
          </table:table-cell>
          <table:table-cell table:style-name="ce3"/>
          <table:table-cell table:style-name="ce1" office:value-type="string">
            <text:p>Z PIN DAC</text:p>
          </table:table-cell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c0_data_i_n_</text:p>
          </table:table-cell>
          <table:table-cell office:value-type="float" office:value="0">
            <text:p>0</text:p>
          </table:table-cell>
          <table:table-cell office:value-type="string">
            <text:p>G38</text:p>
          </table:table-cell>
          <table:table-cell office:value-type="string">
            <text:p>ZDOK0.DP_N15</text:p>
            <text:p/>
          </table:table-cell>
          <table:table-cell office:value-type="string">
            <text:p>D12</text:p>
          </table:table-cell>
          <table:table-cell/>
          <table:table-cell office:value-type="string">
            <text:p>D12</text:p>
          </table:table-cell>
          <table:table-cell table:number-columns-repeated="1017"/>
        </table:table-row>
        <table:table-row table:style-name="ro1">
          <table:table-cell office:value-type="string">
            <text:p>dac0_data_i_n_</text:p>
          </table:table-cell>
          <table:table-cell table:formula="of:=[.B3]+1" office:value-type="float" office:value="1">
            <text:p>1</text:p>
          </table:table-cell>
          <table:table-cell office:value-type="string">
            <text:p>H34</text:p>
          </table:table-cell>
          <table:table-cell office:value-type="string">
            <text:p>ZDOK0.DP_N24</text:p>
            <text:p/>
          </table:table-cell>
          <table:table-cell office:value-type="string">
            <text:p>C10</text:p>
          </table:table-cell>
          <table:table-cell/>
          <table:table-cell office:value-type="string">
            <text:p>C10</text:p>
          </table:table-cell>
          <table:table-cell table:number-columns-repeated="1017"/>
        </table:table-row>
        <table:table-row table:style-name="ro1">
          <table:table-cell office:value-type="string">
            <text:p>dac0_data_i_n_</text:p>
          </table:table-cell>
          <table:table-cell table:formula="of:=[.B4]+1" office:value-type="float" office:value="2">
            <text:p>2</text:p>
          </table:table-cell>
          <table:table-cell office:value-type="string">
            <text:p>H38</text:p>
          </table:table-cell>
          <table:table-cell office:value-type="string">
            <text:p>ZDOK0.DP_N33</text:p>
            <text:p/>
          </table:table-cell>
          <table:table-cell office:value-type="string">
            <text:p>F10</text:p>
          </table:table-cell>
          <table:table-cell/>
          <table:table-cell office:value-type="string">
            <text:p>F10</text:p>
          </table:table-cell>
          <table:table-cell table:number-columns-repeated="1017"/>
        </table:table-row>
        <table:table-row table:style-name="ro1">
          <table:table-cell office:value-type="string">
            <text:p>dac0_data_i_n_</text:p>
          </table:table-cell>
          <table:table-cell table:formula="of:=[.B5]+1" office:value-type="float" office:value="3">
            <text:p>3</text:p>
          </table:table-cell>
          <table:table-cell office:value-type="string">
            <text:p>H35</text:p>
          </table:table-cell>
          <table:table-cell office:value-type="string">
            <text:p>ZDOK0.DP_N4</text:p>
            <text:p/>
          </table:table-cell>
          <table:table-cell office:value-type="string">
            <text:p>A10</text:p>
          </table:table-cell>
          <table:table-cell/>
          <table:table-cell office:value-type="string">
            <text:p>A10</text:p>
          </table:table-cell>
          <table:table-cell table:number-columns-repeated="1017"/>
        </table:table-row>
        <table:table-row table:style-name="ro1">
          <table:table-cell office:value-type="string">
            <text:p>dac0_data_i_n_</text:p>
          </table:table-cell>
          <table:table-cell table:formula="of:=[.B6]+1" office:value-type="float" office:value="4">
            <text:p>4</text:p>
          </table:table-cell>
          <table:table-cell office:value-type="string">
            <text:p>H41</text:p>
          </table:table-cell>
          <table:table-cell office:value-type="string">
            <text:p>ZDOK0.DP_N14</text:p>
            <text:p/>
          </table:table-cell>
          <table:table-cell office:value-type="string">
            <text:p>D10</text:p>
          </table:table-cell>
          <table:table-cell/>
          <table:table-cell office:value-type="string">
            <text:p>D10</text:p>
          </table:table-cell>
          <table:table-cell table:number-columns-repeated="1017"/>
        </table:table-row>
        <table:table-row table:style-name="ro1">
          <table:table-cell office:value-type="string">
            <text:p>dac0_data_i_n_</text:p>
          </table:table-cell>
          <table:table-cell table:formula="of:=[.B7]+1" office:value-type="float" office:value="5">
            <text:p>5</text:p>
          </table:table-cell>
          <table:table-cell office:value-type="string">
            <text:p>G39</text:p>
          </table:table-cell>
          <table:table-cell office:value-type="string">
            <text:p>ZDOK0.DP_N25</text:p>
            <text:p/>
          </table:table-cell>
          <table:table-cell office:value-type="string">
            <text:p>C12</text:p>
          </table:table-cell>
          <table:table-cell/>
          <table:table-cell office:value-type="string">
            <text:p>C12</text:p>
          </table:table-cell>
          <table:table-cell table:number-columns-repeated="1017"/>
        </table:table-row>
        <table:table-row table:style-name="ro1">
          <table:table-cell office:value-type="string">
            <text:p>dac0_data_i_n_</text:p>
          </table:table-cell>
          <table:table-cell table:formula="of:=[.B8]+1" office:value-type="float" office:value="6">
            <text:p>6</text:p>
          </table:table-cell>
          <table:table-cell office:value-type="string">
            <text:p>E40</text:p>
          </table:table-cell>
          <table:table-cell office:value-type="string">
            <text:p>ZDOK0.DP_N34</text:p>
            <text:p/>
          </table:table-cell>
          <table:table-cell office:value-type="string">
            <text:p>F12</text:p>
          </table:table-cell>
          <table:table-cell/>
          <table:table-cell office:value-type="string">
            <text:p>F12</text:p>
          </table:table-cell>
          <table:table-cell table:number-columns-repeated="1017"/>
        </table:table-row>
        <table:table-row table:style-name="ro1">
          <table:table-cell office:value-type="string">
            <text:p>dac0_data_i_n_</text:p>
          </table:table-cell>
          <table:table-cell table:formula="of:=[.B9]+1" office:value-type="float" office:value="7">
            <text:p>7</text:p>
          </table:table-cell>
          <table:table-cell office:value-type="string">
            <text:p>G42</text:p>
          </table:table-cell>
          <table:table-cell office:value-type="string">
            <text:p>ZDOK0.DP_N5</text:p>
            <text:p/>
          </table:table-cell>
          <table:table-cell office:value-type="string">
            <text:p>A12</text:p>
          </table:table-cell>
          <table:table-cell/>
          <table:table-cell office:value-type="string">
            <text:p>A12</text:p>
          </table:table-cell>
          <table:table-cell table:number-columns-repeated="1017"/>
        </table:table-row>
        <table:table-row table:style-name="ro1">
          <table:table-cell office:value-type="string">
            <text:p>dac0_data_i_n_</text:p>
          </table:table-cell>
          <table:table-cell table:formula="of:=[.B10]+1" office:value-type="float" office:value="8">
            <text:p>8</text:p>
          </table:table-cell>
          <table:table-cell office:value-type="string">
            <text:p>F41</text:p>
          </table:table-cell>
          <table:table-cell office:value-type="string">
            <text:p>ZDOK0.DP_N35</text:p>
            <text:p/>
          </table:table-cell>
          <table:table-cell office:value-type="string">
            <text:p>F14</text:p>
          </table:table-cell>
          <table:table-cell/>
          <table:table-cell office:value-type="string">
            <text:p>F14</text:p>
          </table:table-cell>
          <table:table-cell table:number-columns-repeated="1017"/>
        </table:table-row>
        <table:table-row table:style-name="ro1">
          <table:table-cell office:value-type="string">
            <text:p>dac0_data_i_n_</text:p>
          </table:table-cell>
          <table:table-cell table:formula="of:=[.B11]+1" office:value-type="float" office:value="9">
            <text:p>9</text:p>
          </table:table-cell>
          <table:table-cell office:value-type="string">
            <text:p>E37</text:p>
          </table:table-cell>
          <table:table-cell office:value-type="string">
            <text:p>ZDOK0.DP_N26</text:p>
            <text:p/>
          </table:table-cell>
          <table:table-cell office:value-type="string">
            <text:p>C14</text:p>
          </table:table-cell>
          <table:table-cell/>
          <table:table-cell office:value-type="string">
            <text:p>C14</text:p>
          </table:table-cell>
          <table:table-cell table:number-columns-repeated="1017"/>
        </table:table-row>
        <table:table-row table:style-name="ro1">
          <table:table-cell office:value-type="string">
            <text:p>dac0_data_i_n_</text:p>
          </table:table-cell>
          <table:table-cell table:formula="of:=[.B12]+1" office:value-type="float" office:value="10">
            <text:p>10</text:p>
          </table:table-cell>
          <table:table-cell office:value-type="string">
            <text:p>F42</text:p>
          </table:table-cell>
          <table:table-cell office:value-type="string">
            <text:p>ZDOK0.DP_N16</text:p>
            <text:p/>
          </table:table-cell>
          <table:table-cell office:value-type="string">
            <text:p>D14</text:p>
          </table:table-cell>
          <table:table-cell/>
          <table:table-cell office:value-type="string">
            <text:p>D14</text:p>
          </table:table-cell>
          <table:table-cell table:number-columns-repeated="1017"/>
        </table:table-row>
        <table:table-row table:style-name="ro1">
          <table:table-cell office:value-type="string">
            <text:p>dac0_data_i_n_</text:p>
          </table:table-cell>
          <table:table-cell table:formula="of:=[.B13]+1" office:value-type="float" office:value="11">
            <text:p>11</text:p>
          </table:table-cell>
          <table:table-cell office:value-type="string">
            <text:p>G36</text:p>
          </table:table-cell>
          <table:table-cell office:value-type="string">
            <text:p>ZDOK0.DP_N6</text:p>
            <text:p/>
          </table:table-cell>
          <table:table-cell office:value-type="string">
            <text:p>A14</text:p>
          </table:table-cell>
          <table:table-cell/>
          <table:table-cell office:value-type="string">
            <text:p>A14</text:p>
          </table:table-cell>
          <table:table-cell table:number-columns-repeated="1017"/>
        </table:table-row>
        <table:table-row table:style-name="ro1">
          <table:table-cell office:value-type="string">
            <text:p>dac0_data_i_n_</text:p>
          </table:table-cell>
          <table:table-cell table:formula="of:=[.B14]+1" office:value-type="float" office:value="12">
            <text:p>12</text:p>
          </table:table-cell>
          <table:table-cell office:value-type="string">
            <text:p>D41</text:p>
          </table:table-cell>
          <table:table-cell office:value-type="string">
            <text:p>ZDOK0.DP_N27</text:p>
            <text:p/>
          </table:table-cell>
          <table:table-cell office:value-type="string">
            <text:p>C16</text:p>
          </table:table-cell>
          <table:table-cell/>
          <table:table-cell office:value-type="string">
            <text:p>C16</text:p>
          </table:table-cell>
          <table:table-cell table:number-columns-repeated="1017"/>
        </table:table-row>
        <table:table-row table:style-name="ro1">
          <table:table-cell office:value-type="string">
            <text:p>dac0_data_i_n_</text:p>
          </table:table-cell>
          <table:table-cell table:formula="of:=[.B15]+1" office:value-type="float" office:value="13">
            <text:p>13</text:p>
          </table:table-cell>
          <table:table-cell office:value-type="string">
            <text:p>F36</text:p>
          </table:table-cell>
          <table:table-cell office:value-type="string">
            <text:p>ZDOK0.DP_N36</text:p>
            <text:p/>
          </table:table-cell>
          <table:table-cell office:value-type="string">
            <text:p>F16</text:p>
          </table:table-cell>
          <table:table-cell/>
          <table:table-cell office:value-type="string">
            <text:p>F16</text:p>
          </table:table-cell>
          <table:table-cell table:number-columns-repeated="1017"/>
        </table:table-row>
        <table:table-row table:style-name="ro1">
          <table:table-cell office:value-type="string">
            <text:p>dac0_data_i_n_</text:p>
          </table:table-cell>
          <table:table-cell table:formula="of:=[.B16]+1" office:value-type="float" office:value="14">
            <text:p>14</text:p>
          </table:table-cell>
          <table:table-cell office:value-type="string">
            <text:p>C39</text:p>
          </table:table-cell>
          <table:table-cell office:value-type="string">
            <text:p>ZDOK0.DP_N7</text:p>
            <text:p/>
          </table:table-cell>
          <table:table-cell office:value-type="string">
            <text:p>A16</text:p>
          </table:table-cell>
          <table:table-cell/>
          <table:table-cell office:value-type="string">
            <text:p>A16</text:p>
          </table:table-cell>
          <table:table-cell table:number-columns-repeated="1017"/>
        </table:table-row>
        <table:table-row table:style-name="ro1">
          <table:table-cell office:value-type="string">
            <text:p>dac0_data_i_n_</text:p>
          </table:table-cell>
          <table:table-cell table:formula="of:=[.B17]+1" office:value-type="float" office:value="15">
            <text:p>15</text:p>
          </table:table-cell>
          <table:table-cell office:value-type="string">
            <text:p>C41</text:p>
          </table:table-cell>
          <table:table-cell office:value-type="string">
            <text:p>ZDOK0.DP_N17</text:p>
            <text:p/>
          </table:table-cell>
          <table:table-cell office:value-type="string">
            <text:p>D16</text:p>
          </table:table-cell>
          <table:table-cell/>
          <table:table-cell office:value-type="string">
            <text:p>D16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c0_data_i_p_</text:p>
          </table:table-cell>
          <table:table-cell office:value-type="float" office:value="0">
            <text:p>0</text:p>
          </table:table-cell>
          <table:table-cell office:value-type="string">
            <text:p>G37</text:p>
          </table:table-cell>
          <table:table-cell office:value-type="string">
            <text:p>ZDOK0.DP_P15</text:p>
            <text:p/>
          </table:table-cell>
          <table:table-cell office:value-type="string">
            <text:p>D11</text:p>
          </table:table-cell>
          <table:table-cell/>
          <table:table-cell office:value-type="string">
            <text:p>D11</text:p>
          </table:table-cell>
          <table:table-cell table:number-columns-repeated="1017"/>
        </table:table-row>
        <table:table-row table:style-name="ro1">
          <table:table-cell office:value-type="string">
            <text:p>dac0_data_i_p_</text:p>
          </table:table-cell>
          <table:table-cell table:formula="of:=[.B20]+1" office:value-type="float" office:value="1">
            <text:p>1</text:p>
          </table:table-cell>
          <table:table-cell office:value-type="string">
            <text:p>G34</text:p>
          </table:table-cell>
          <table:table-cell office:value-type="string">
            <text:p>ZDOK0.DP_P24</text:p>
            <text:p/>
          </table:table-cell>
          <table:table-cell office:value-type="string">
            <text:p>C9</text:p>
          </table:table-cell>
          <table:table-cell/>
          <table:table-cell office:value-type="string">
            <text:p>C9</text:p>
          </table:table-cell>
          <table:table-cell table:number-columns-repeated="1017"/>
        </table:table-row>
        <table:table-row table:style-name="ro1">
          <table:table-cell office:value-type="string">
            <text:p>dac0_data_i_p_</text:p>
          </table:table-cell>
          <table:table-cell table:formula="of:=[.B21]+1" office:value-type="float" office:value="2">
            <text:p>2</text:p>
          </table:table-cell>
          <table:table-cell office:value-type="string">
            <text:p>H39</text:p>
          </table:table-cell>
          <table:table-cell office:value-type="string">
            <text:p>ZDOK0.DP_P33</text:p>
            <text:p/>
          </table:table-cell>
          <table:table-cell office:value-type="string">
            <text:p>F9</text:p>
          </table:table-cell>
          <table:table-cell/>
          <table:table-cell office:value-type="string">
            <text:p>F9</text:p>
          </table:table-cell>
          <table:table-cell table:number-columns-repeated="1017"/>
        </table:table-row>
        <table:table-row table:style-name="ro1">
          <table:table-cell office:value-type="string">
            <text:p>dac0_data_i_p_</text:p>
          </table:table-cell>
          <table:table-cell table:formula="of:=[.B22]+1" office:value-type="float" office:value="3">
            <text:p>3</text:p>
          </table:table-cell>
          <table:table-cell office:value-type="string">
            <text:p>J35</text:p>
          </table:table-cell>
          <table:table-cell office:value-type="string">
            <text:p>ZDOK0.DP_P4</text:p>
            <text:p/>
          </table:table-cell>
          <table:table-cell office:value-type="string">
            <text:p>A9</text:p>
          </table:table-cell>
          <table:table-cell/>
          <table:table-cell office:value-type="string">
            <text:p>A9</text:p>
          </table:table-cell>
          <table:table-cell table:number-columns-repeated="1017"/>
        </table:table-row>
        <table:table-row table:style-name="ro1">
          <table:table-cell office:value-type="string">
            <text:p>dac0_data_i_p_</text:p>
          </table:table-cell>
          <table:table-cell table:formula="of:=[.B23]+1" office:value-type="float" office:value="4">
            <text:p>4</text:p>
          </table:table-cell>
          <table:table-cell office:value-type="string">
            <text:p>H40</text:p>
          </table:table-cell>
          <table:table-cell office:value-type="string">
            <text:p>ZDOK0.DP_P14</text:p>
            <text:p/>
          </table:table-cell>
          <table:table-cell office:value-type="string">
            <text:p>D9</text:p>
          </table:table-cell>
          <table:table-cell/>
          <table:table-cell office:value-type="string">
            <text:p>D9</text:p>
          </table:table-cell>
          <table:table-cell table:number-columns-repeated="1017"/>
        </table:table-row>
        <table:table-row table:style-name="ro1">
          <table:table-cell office:value-type="string">
            <text:p>dac0_data_i_p_</text:p>
          </table:table-cell>
          <table:table-cell table:formula="of:=[.B24]+1" office:value-type="float" office:value="5">
            <text:p>5</text:p>
          </table:table-cell>
          <table:table-cell office:value-type="string">
            <text:p>F39</text:p>
          </table:table-cell>
          <table:table-cell office:value-type="string">
            <text:p>ZDOK0.DP_P25</text:p>
            <text:p/>
          </table:table-cell>
          <table:table-cell office:value-type="string">
            <text:p>C11</text:p>
          </table:table-cell>
          <table:table-cell/>
          <table:table-cell office:value-type="string">
            <text:p>C11</text:p>
          </table:table-cell>
          <table:table-cell table:number-columns-repeated="1017"/>
        </table:table-row>
        <table:table-row table:style-name="ro1">
          <table:table-cell office:value-type="string">
            <text:p>dac0_data_i_p_</text:p>
          </table:table-cell>
          <table:table-cell table:formula="of:=[.B25]+1" office:value-type="float" office:value="6">
            <text:p>6</text:p>
          </table:table-cell>
          <table:table-cell office:value-type="string">
            <text:p>D40</text:p>
          </table:table-cell>
          <table:table-cell office:value-type="string">
            <text:p>ZDOK0.DP_P34</text:p>
            <text:p/>
          </table:table-cell>
          <table:table-cell office:value-type="string">
            <text:p>F11</text:p>
          </table:table-cell>
          <table:table-cell/>
          <table:table-cell office:value-type="string">
            <text:p>F11</text:p>
          </table:table-cell>
          <table:table-cell table:number-columns-repeated="1017"/>
        </table:table-row>
        <table:table-row table:style-name="ro1">
          <table:table-cell office:value-type="string">
            <text:p>dac0_data_i_p_</text:p>
          </table:table-cell>
          <table:table-cell table:formula="of:=[.B26]+1" office:value-type="float" office:value="7">
            <text:p>7</text:p>
          </table:table-cell>
          <table:table-cell office:value-type="string">
            <text:p>G41</text:p>
          </table:table-cell>
          <table:table-cell office:value-type="string">
            <text:p>ZDOK0.DP_P5</text:p>
            <text:p/>
          </table:table-cell>
          <table:table-cell office:value-type="string">
            <text:p>A11</text:p>
          </table:table-cell>
          <table:table-cell/>
          <table:table-cell office:value-type="string">
            <text:p>A11</text:p>
          </table:table-cell>
          <table:table-cell table:number-columns-repeated="1017"/>
        </table:table-row>
        <table:table-row table:style-name="ro1">
          <table:table-cell office:value-type="string">
            <text:p>dac0_data_i_p_</text:p>
          </table:table-cell>
          <table:table-cell table:formula="of:=[.B27]+1" office:value-type="float" office:value="8">
            <text:p>8</text:p>
          </table:table-cell>
          <table:table-cell office:value-type="string">
            <text:p>F40</text:p>
          </table:table-cell>
          <table:table-cell office:value-type="string">
            <text:p>ZDOK0.DP_P35</text:p>
            <text:p/>
          </table:table-cell>
          <table:table-cell office:value-type="string">
            <text:p>F13</text:p>
          </table:table-cell>
          <table:table-cell/>
          <table:table-cell office:value-type="string">
            <text:p>F13</text:p>
          </table:table-cell>
          <table:table-cell table:number-columns-repeated="1017"/>
        </table:table-row>
        <table:table-row table:style-name="ro1">
          <table:table-cell office:value-type="string">
            <text:p>dac0_data_i_p_</text:p>
          </table:table-cell>
          <table:table-cell table:formula="of:=[.B28]+1" office:value-type="float" office:value="9">
            <text:p>9</text:p>
          </table:table-cell>
          <table:table-cell office:value-type="string">
            <text:p>F37</text:p>
          </table:table-cell>
          <table:table-cell office:value-type="string">
            <text:p>ZDOK0.DP_P26</text:p>
          </table:table-cell>
          <table:table-cell office:value-type="string">
            <text:p>C13</text:p>
          </table:table-cell>
          <table:table-cell/>
          <table:table-cell office:value-type="string">
            <text:p>C13</text:p>
          </table:table-cell>
          <table:table-cell table:number-columns-repeated="1017"/>
        </table:table-row>
        <table:table-row table:style-name="ro1">
          <table:table-cell office:value-type="string">
            <text:p>dac0_data_i_p_</text:p>
          </table:table-cell>
          <table:table-cell table:formula="of:=[.B29]+1" office:value-type="float" office:value="10">
            <text:p>10</text:p>
          </table:table-cell>
          <table:table-cell office:value-type="string">
            <text:p>E42</text:p>
          </table:table-cell>
          <table:table-cell office:value-type="string">
            <text:p>ZDOK0.DP_P16</text:p>
            <text:p/>
          </table:table-cell>
          <table:table-cell office:value-type="string">
            <text:p>D13</text:p>
          </table:table-cell>
          <table:table-cell/>
          <table:table-cell office:value-type="string">
            <text:p>D13</text:p>
          </table:table-cell>
          <table:table-cell table:number-columns-repeated="1017"/>
        </table:table-row>
        <table:table-row table:style-name="ro1">
          <table:table-cell office:value-type="string">
            <text:p>dac0_data_i_p_</text:p>
          </table:table-cell>
          <table:table-cell table:formula="of:=[.B30]+1" office:value-type="float" office:value="11">
            <text:p>11</text:p>
          </table:table-cell>
          <table:table-cell office:value-type="string">
            <text:p>H36</text:p>
          </table:table-cell>
          <table:table-cell office:value-type="string">
            <text:p>ZDOK0.DP_P6</text:p>
          </table:table-cell>
          <table:table-cell office:value-type="string">
            <text:p>A13</text:p>
          </table:table-cell>
          <table:table-cell/>
          <table:table-cell office:value-type="string">
            <text:p>A13</text:p>
          </table:table-cell>
          <table:table-cell table:number-columns-repeated="1017"/>
        </table:table-row>
        <table:table-row table:style-name="ro1">
          <table:table-cell office:value-type="string">
            <text:p>dac0_data_i_p_</text:p>
          </table:table-cell>
          <table:table-cell table:formula="of:=[.B31]+1" office:value-type="float" office:value="12">
            <text:p>12</text:p>
          </table:table-cell>
          <table:table-cell office:value-type="string">
            <text:p>D42</text:p>
          </table:table-cell>
          <table:table-cell office:value-type="string">
            <text:p>ZDOK0.DP_P27</text:p>
          </table:table-cell>
          <table:table-cell office:value-type="string">
            <text:p>C15</text:p>
          </table:table-cell>
          <table:table-cell/>
          <table:table-cell office:value-type="string">
            <text:p>C15</text:p>
          </table:table-cell>
          <table:table-cell table:number-columns-repeated="1017"/>
        </table:table-row>
        <table:table-row table:style-name="ro1">
          <table:table-cell office:value-type="string">
            <text:p>dac0_data_i_p_</text:p>
          </table:table-cell>
          <table:table-cell table:formula="of:=[.B32]+1" office:value-type="float" office:value="13">
            <text:p>13</text:p>
          </table:table-cell>
          <table:table-cell office:value-type="string">
            <text:p>F35</text:p>
          </table:table-cell>
          <table:table-cell office:value-type="string">
            <text:p>ZDOK0.DP_P36</text:p>
          </table:table-cell>
          <table:table-cell office:value-type="string">
            <text:p>F15</text:p>
          </table:table-cell>
          <table:table-cell/>
          <table:table-cell office:value-type="string">
            <text:p>F15</text:p>
          </table:table-cell>
          <table:table-cell table:number-columns-repeated="1017"/>
        </table:table-row>
        <table:table-row table:style-name="ro1">
          <table:table-cell office:value-type="string">
            <text:p>dac0_data_i_p_</text:p>
          </table:table-cell>
          <table:table-cell table:formula="of:=[.B33]+1" office:value-type="float" office:value="14">
            <text:p>14</text:p>
          </table:table-cell>
          <table:table-cell office:value-type="string">
            <text:p>B39</text:p>
          </table:table-cell>
          <table:table-cell office:value-type="string">
            <text:p>ZDOK0.DP_P7</text:p>
            <text:p/>
          </table:table-cell>
          <table:table-cell office:value-type="string">
            <text:p>A15</text:p>
          </table:table-cell>
          <table:table-cell/>
          <table:table-cell office:value-type="string">
            <text:p>A15</text:p>
          </table:table-cell>
          <table:table-cell table:number-columns-repeated="1017"/>
        </table:table-row>
        <table:table-row table:style-name="ro1">
          <table:table-cell office:value-type="string">
            <text:p>dac0_data_i_p_</text:p>
          </table:table-cell>
          <table:table-cell table:formula="of:=[.B34]+1" office:value-type="float" office:value="15">
            <text:p>15</text:p>
          </table:table-cell>
          <table:table-cell office:value-type="string">
            <text:p>C40</text:p>
          </table:table-cell>
          <table:table-cell office:value-type="string">
            <text:p>ZDOK0.DP_P17</text:p>
            <text:p/>
          </table:table-cell>
          <table:table-cell office:value-type="string">
            <text:p>D15</text:p>
          </table:table-cell>
          <table:table-cell/>
          <table:table-cell office:value-type="string">
            <text:p>D1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c0_data_q_n</text:p>
          </table:table-cell>
          <table:table-cell office:value-type="float" office:value="0">
            <text:p>0</text:p>
          </table:table-cell>
          <table:table-cell office:value-type="string">
            <text:p>L37</text:p>
          </table:table-cell>
          <table:table-cell office:value-type="string">
            <text:p>ZDOK0.DP_N11</text:p>
          </table:table-cell>
          <table:table-cell office:value-type="string">
            <text:p>D4</text:p>
          </table:table-cell>
          <table:table-cell/>
          <table:table-cell office:value-type="string">
            <text:p>D4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37]+1" office:value-type="float" office:value="1">
            <text:p>1</text:p>
          </table:table-cell>
          <table:table-cell office:value-type="string">
            <text:p>R29</text:p>
          </table:table-cell>
          <table:table-cell office:value-type="string">
            <text:p>ZDOK0.DP_N20</text:p>
          </table:table-cell>
          <table:table-cell office:value-type="string">
            <text:p>C2</text:p>
          </table:table-cell>
          <table:table-cell/>
          <table:table-cell office:value-type="string">
            <text:p>C2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38]+1" office:value-type="float" office:value="2">
            <text:p>2</text:p>
          </table:table-cell>
          <table:table-cell office:value-type="string">
            <text:p>L32</text:p>
          </table:table-cell>
          <table:table-cell office:value-type="string">
            <text:p>ZDOK0.DP_N29</text:p>
          </table:table-cell>
          <table:table-cell office:value-type="string">
            <text:p>F2</text:p>
          </table:table-cell>
          <table:table-cell/>
          <table:table-cell office:value-type="string">
            <text:p>F2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39]+1" office:value-type="float" office:value="3">
            <text:p>3</text:p>
          </table:table-cell>
          <table:table-cell office:value-type="string">
            <text:p>R27</text:p>
          </table:table-cell>
          <table:table-cell office:value-type="string">
            <text:p>ZDOK0.DP_N0</text:p>
          </table:table-cell>
          <table:table-cell office:value-type="string">
            <text:p>A2</text:p>
          </table:table-cell>
          <table:table-cell/>
          <table:table-cell office:value-type="string">
            <text:p>A2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40]+1" office:value-type="float" office:value="4">
            <text:p>4</text:p>
          </table:table-cell>
          <table:table-cell office:value-type="string">
            <text:p>P28</text:p>
          </table:table-cell>
          <table:table-cell office:value-type="string">
            <text:p>ZDOK0.DP_N10</text:p>
          </table:table-cell>
          <table:table-cell office:value-type="string">
            <text:p>D2</text:p>
          </table:table-cell>
          <table:table-cell/>
          <table:table-cell office:value-type="string">
            <text:p>D2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41]+1" office:value-type="float" office:value="5">
            <text:p>5</text:p>
          </table:table-cell>
          <table:table-cell office:value-type="string">
            <text:p>M32</text:p>
          </table:table-cell>
          <table:table-cell office:value-type="string">
            <text:p>ZDOK0.DP_N21</text:p>
          </table:table-cell>
          <table:table-cell office:value-type="string">
            <text:p>C4</text:p>
          </table:table-cell>
          <table:table-cell/>
          <table:table-cell office:value-type="string">
            <text:p>C4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42]+1" office:value-type="float" office:value="6">
            <text:p>6</text:p>
          </table:table-cell>
          <table:table-cell office:value-type="string">
            <text:p>J36</text:p>
          </table:table-cell>
          <table:table-cell office:value-type="string">
            <text:p>ZDOK0.DP_N30</text:p>
          </table:table-cell>
          <table:table-cell office:value-type="string">
            <text:p>F4</text:p>
          </table:table-cell>
          <table:table-cell/>
          <table:table-cell office:value-type="string">
            <text:p>F4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43]+1" office:value-type="float" office:value="7">
            <text:p>7</text:p>
          </table:table-cell>
          <table:table-cell office:value-type="string">
            <text:p>N31</text:p>
          </table:table-cell>
          <table:table-cell office:value-type="string">
            <text:p>ZDOK0.DP_N1</text:p>
          </table:table-cell>
          <table:table-cell office:value-type="string">
            <text:p>A4</text:p>
          </table:table-cell>
          <table:table-cell/>
          <table:table-cell office:value-type="string">
            <text:p>A4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44]+1" office:value-type="float" office:value="8">
            <text:p>8</text:p>
          </table:table-cell>
          <table:table-cell office:value-type="string">
            <text:p>J41</text:p>
          </table:table-cell>
          <table:table-cell office:value-type="string">
            <text:p>ZDOK0.DP_N31</text:p>
          </table:table-cell>
          <table:table-cell office:value-type="string">
            <text:p>F6</text:p>
          </table:table-cell>
          <table:table-cell/>
          <table:table-cell office:value-type="string">
            <text:p>F6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45]+1" office:value-type="float" office:value="9">
            <text:p>9</text:p>
          </table:table-cell>
          <table:table-cell office:value-type="string">
            <text:p>N30</text:p>
          </table:table-cell>
          <table:table-cell office:value-type="string">
            <text:p>ZDOK0.DP_N22</text:p>
          </table:table-cell>
          <table:table-cell office:value-type="string">
            <text:p>C6</text:p>
          </table:table-cell>
          <table:table-cell/>
          <table:table-cell office:value-type="string">
            <text:p>C6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46]+1" office:value-type="float" office:value="10">
            <text:p>10</text:p>
          </table:table-cell>
          <table:table-cell office:value-type="string">
            <text:p>K32</text:p>
          </table:table-cell>
          <table:table-cell office:value-type="string">
            <text:p>ZDOK0.DP_N12</text:p>
          </table:table-cell>
          <table:table-cell office:value-type="string">
            <text:p>D6</text:p>
          </table:table-cell>
          <table:table-cell/>
          <table:table-cell office:value-type="string">
            <text:p>D6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47]+1" office:value-type="float" office:value="11">
            <text:p>11</text:p>
          </table:table-cell>
          <table:table-cell office:value-type="string">
            <text:p>L36</text:p>
          </table:table-cell>
          <table:table-cell office:value-type="string">
            <text:p>ZDOK0.DP_N2</text:p>
          </table:table-cell>
          <table:table-cell office:value-type="string">
            <text:p>A6</text:p>
          </table:table-cell>
          <table:table-cell/>
          <table:table-cell office:value-type="string">
            <text:p>A6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48]+1" office:value-type="float" office:value="12">
            <text:p>12</text:p>
          </table:table-cell>
          <table:table-cell office:value-type="string">
            <text:p>M34</text:p>
          </table:table-cell>
          <table:table-cell office:value-type="string">
            <text:p>ZDOK0.DP_N23</text:p>
          </table:table-cell>
          <table:table-cell office:value-type="string">
            <text:p>C8</text:p>
          </table:table-cell>
          <table:table-cell/>
          <table:table-cell office:value-type="string">
            <text:p>C8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49]+1" office:value-type="float" office:value="13">
            <text:p>13</text:p>
          </table:table-cell>
          <table:table-cell office:value-type="string">
            <text:p>J38</text:p>
          </table:table-cell>
          <table:table-cell office:value-type="string">
            <text:p>ZDOK0.DP_N32</text:p>
          </table:table-cell>
          <table:table-cell office:value-type="string">
            <text:p>F8</text:p>
          </table:table-cell>
          <table:table-cell/>
          <table:table-cell office:value-type="string">
            <text:p>F8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50]+1" office:value-type="float" office:value="14">
            <text:p>14</text:p>
          </table:table-cell>
          <table:table-cell office:value-type="string">
            <text:p>K34</text:p>
          </table:table-cell>
          <table:table-cell office:value-type="string">
            <text:p>ZDOK0.DP_N3</text:p>
          </table:table-cell>
          <table:table-cell office:value-type="string">
            <text:p>A8</text:p>
          </table:table-cell>
          <table:table-cell/>
          <table:table-cell office:value-type="string">
            <text:p>A8</text:p>
          </table:table-cell>
          <table:table-cell table:number-columns-repeated="1017"/>
        </table:table-row>
        <table:table-row table:style-name="ro1">
          <table:table-cell office:value-type="string">
            <text:p>dac0_data_q_n</text:p>
          </table:table-cell>
          <table:table-cell table:formula="of:=[.B51]+1" office:value-type="float" office:value="15">
            <text:p>15</text:p>
          </table:table-cell>
          <table:table-cell office:value-type="string">
            <text:p>K40</text:p>
          </table:table-cell>
          <table:table-cell office:value-type="string">
            <text:p>ZDOK0.DP_N13</text:p>
          </table:table-cell>
          <table:table-cell office:value-type="string">
            <text:p>D8</text:p>
          </table:table-cell>
          <table:table-cell/>
          <table:table-cell office:value-type="string">
            <text:p>D8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ac_0_data_q_p</text:p>
          </table:table-cell>
          <table:table-cell office:value-type="float" office:value="0">
            <text:p>0</text:p>
          </table:table-cell>
          <table:table-cell office:value-type="string">
            <text:p>K37</text:p>
          </table:table-cell>
          <table:table-cell office:value-type="string">
            <text:p>ZDOK0.DP_P11</text:p>
          </table:table-cell>
          <table:table-cell office:value-type="string">
            <text:p>D3</text:p>
          </table:table-cell>
          <table:table-cell/>
          <table:table-cell office:value-type="string">
            <text:p>D3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54]+1" office:value-type="float" office:value="1">
            <text:p>1</text:p>
          </table:table-cell>
          <table:table-cell office:value-type="string">
            <text:p>R28</text:p>
          </table:table-cell>
          <table:table-cell office:value-type="string">
            <text:p>ZDOK0.DP_P20</text:p>
          </table:table-cell>
          <table:table-cell office:value-type="string">
            <text:p>C1 </text:p>
          </table:table-cell>
          <table:table-cell/>
          <table:table-cell office:value-type="string">
            <text:p>C1 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55]+1" office:value-type="float" office:value="2">
            <text:p>2</text:p>
          </table:table-cell>
          <table:table-cell office:value-type="string">
            <text:p>L31</text:p>
          </table:table-cell>
          <table:table-cell office:value-type="string">
            <text:p>ZDOK0.DP_P29</text:p>
          </table:table-cell>
          <table:table-cell office:value-type="string">
            <text:p>F1 </text:p>
          </table:table-cell>
          <table:table-cell/>
          <table:table-cell office:value-type="string">
            <text:p>F1 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56]+1" office:value-type="float" office:value="3">
            <text:p>3</text:p>
          </table:table-cell>
          <table:table-cell office:value-type="string">
            <text:p>P27</text:p>
          </table:table-cell>
          <table:table-cell office:value-type="string">
            <text:p>ZDOK0.DP_P0</text:p>
          </table:table-cell>
          <table:table-cell office:value-type="string">
            <text:p>A1 </text:p>
          </table:table-cell>
          <table:table-cell/>
          <table:table-cell office:value-type="string">
            <text:p>A1 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57]+1" office:value-type="float" office:value="4">
            <text:p>4</text:p>
          </table:table-cell>
          <table:table-cell office:value-type="string">
            <text:p>N28</text:p>
          </table:table-cell>
          <table:table-cell office:value-type="string">
            <text:p>ZDOK0.DP_P10</text:p>
          </table:table-cell>
          <table:table-cell office:value-type="string">
            <text:p>D1 </text:p>
          </table:table-cell>
          <table:table-cell/>
          <table:table-cell office:value-type="string">
            <text:p>D1 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58]+1" office:value-type="float" office:value="5">
            <text:p>5</text:p>
          </table:table-cell>
          <table:table-cell office:value-type="string">
            <text:p>M33</text:p>
          </table:table-cell>
          <table:table-cell office:value-type="string">
            <text:p>ZDOK0.DP_P21</text:p>
          </table:table-cell>
          <table:table-cell office:value-type="string">
            <text:p>C3</text:p>
          </table:table-cell>
          <table:table-cell/>
          <table:table-cell office:value-type="string">
            <text:p>C3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59]+1" office:value-type="float" office:value="6">
            <text:p>6</text:p>
          </table:table-cell>
          <table:table-cell office:value-type="string">
            <text:p>J37</text:p>
          </table:table-cell>
          <table:table-cell office:value-type="string">
            <text:p>ZDOK0.DP_P30</text:p>
          </table:table-cell>
          <table:table-cell office:value-type="string">
            <text:p>F3</text:p>
          </table:table-cell>
          <table:table-cell/>
          <table:table-cell office:value-type="string">
            <text:p>F3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60]+1" office:value-type="float" office:value="7">
            <text:p>7</text:p>
          </table:table-cell>
          <table:table-cell office:value-type="string">
            <text:p>M31</text:p>
          </table:table-cell>
          <table:table-cell office:value-type="string">
            <text:p>ZDOK0.DP_P1</text:p>
          </table:table-cell>
          <table:table-cell office:value-type="string">
            <text:p>A3</text:p>
          </table:table-cell>
          <table:table-cell/>
          <table:table-cell office:value-type="string">
            <text:p>A3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61]+1" office:value-type="float" office:value="8">
            <text:p>8</text:p>
          </table:table-cell>
          <table:table-cell office:value-type="string">
            <text:p>J40</text:p>
          </table:table-cell>
          <table:table-cell office:value-type="string">
            <text:p>ZDOK0.DP_P31</text:p>
          </table:table-cell>
          <table:table-cell office:value-type="string">
            <text:p>F5</text:p>
          </table:table-cell>
          <table:table-cell/>
          <table:table-cell office:value-type="string">
            <text:p>F5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62]+1" office:value-type="float" office:value="9">
            <text:p>9</text:p>
          </table:table-cell>
          <table:table-cell office:value-type="string">
            <text:p>N29</text:p>
          </table:table-cell>
          <table:table-cell office:value-type="string">
            <text:p>ZDOK0.DP_P22</text:p>
          </table:table-cell>
          <table:table-cell office:value-type="string">
            <text:p>C5</text:p>
          </table:table-cell>
          <table:table-cell/>
          <table:table-cell office:value-type="string">
            <text:p>C5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63]+1" office:value-type="float" office:value="10">
            <text:p>10</text:p>
          </table:table-cell>
          <table:table-cell office:value-type="string">
            <text:p>K33</text:p>
          </table:table-cell>
          <table:table-cell office:value-type="string">
            <text:p>ZDOK0.DP_P12</text:p>
          </table:table-cell>
          <table:table-cell office:value-type="string">
            <text:p>D5</text:p>
          </table:table-cell>
          <table:table-cell/>
          <table:table-cell office:value-type="string">
            <text:p>D5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64]+1" office:value-type="float" office:value="11">
            <text:p>11</text:p>
          </table:table-cell>
          <table:table-cell office:value-type="string">
            <text:p>L35</text:p>
          </table:table-cell>
          <table:table-cell office:value-type="string">
            <text:p>ZDOK0.DP_P2</text:p>
          </table:table-cell>
          <table:table-cell office:value-type="string">
            <text:p>A5</text:p>
          </table:table-cell>
          <table:table-cell/>
          <table:table-cell office:value-type="string">
            <text:p>A5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65]+1" office:value-type="float" office:value="12">
            <text:p>12</text:p>
          </table:table-cell>
          <table:table-cell office:value-type="string">
            <text:p>L34</text:p>
          </table:table-cell>
          <table:table-cell office:value-type="string">
            <text:p>ZDOK0.DP_P23</text:p>
          </table:table-cell>
          <table:table-cell office:value-type="string">
            <text:p>C7</text:p>
          </table:table-cell>
          <table:table-cell/>
          <table:table-cell office:value-type="string">
            <text:p>C7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66]+1" office:value-type="float" office:value="13">
            <text:p>13</text:p>
          </table:table-cell>
          <table:table-cell office:value-type="string">
            <text:p>K38</text:p>
          </table:table-cell>
          <table:table-cell office:value-type="string">
            <text:p>ZDOK0.DP_P32</text:p>
          </table:table-cell>
          <table:table-cell office:value-type="string">
            <text:p>F7</text:p>
          </table:table-cell>
          <table:table-cell/>
          <table:table-cell office:value-type="string">
            <text:p>F7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67]+1" office:value-type="float" office:value="14">
            <text:p>14</text:p>
          </table:table-cell>
          <table:table-cell office:value-type="string">
            <text:p>K35</text:p>
          </table:table-cell>
          <table:table-cell office:value-type="string">
            <text:p>ZDOK0.DP_P3</text:p>
          </table:table-cell>
          <table:table-cell office:value-type="string">
            <text:p>A7</text:p>
          </table:table-cell>
          <table:table-cell/>
          <table:table-cell office:value-type="string">
            <text:p>A7</text:p>
          </table:table-cell>
          <table:table-cell table:number-columns-repeated="1017"/>
        </table:table-row>
        <table:table-row table:style-name="ro1">
          <table:table-cell office:value-type="string">
            <text:p>dac_0_data_q_p</text:p>
          </table:table-cell>
          <table:table-cell table:formula="of:=[.B68]+1" office:value-type="float" office:value="15">
            <text:p>15</text:p>
          </table:table-cell>
          <table:table-cell office:value-type="string">
            <text:p>K39</text:p>
          </table:table-cell>
          <table:table-cell office:value-type="string">
            <text:p>ZDOK0.DP_P13</text:p>
          </table:table-cell>
          <table:table-cell office:value-type="string">
            <text:p>D7</text:p>
          </table:table-cell>
          <table:table-cell/>
          <table:table-cell office:value-type="string">
            <text:p>D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dac0_not_reset</text:p>
          </table:table-cell>
          <table:table-cell table:style-name="Default"/>
          <table:table-cell office:value-type="string">
            <text:p>A41</text:p>
          </table:table-cell>
          <table:table-cell office:value-type="string">
            <text:p>ZDOK0.DP_N28</text:p>
          </table:table-cell>
          <table:table-cell office:value-type="string">
            <text:p>C18</text:p>
          </table:table-cell>
          <table:table-cell/>
          <table:table-cell office:value-type="string">
            <text:p>C18</text:p>
          </table:table-cell>
          <table:table-cell table:number-columns-repeated="1017"/>
        </table:table-row>
        <table:table-row table:style-name="ro1">
          <table:table-cell office:value-type="string">
            <text:p>dac0_not_sdenb_i</text:p>
          </table:table-cell>
          <table:table-cell table:style-name="Default"/>
          <table:table-cell office:value-type="string">
            <text:p>A39</text:p>
          </table:table-cell>
          <table:table-cell office:value-type="string">
            <text:p>ZDOK0.DP_N8</text:p>
          </table:table-cell>
          <table:table-cell office:value-type="string">
            <text:p>A18</text:p>
          </table:table-cell>
          <table:table-cell/>
          <table:table-cell office:value-type="string">
            <text:p>A18</text:p>
          </table:table-cell>
          <table:table-cell table:number-columns-repeated="1017"/>
        </table:table-row>
        <table:table-row table:style-name="ro1">
          <table:table-cell office:value-type="string">
            <text:p>dac0_not_sdenb_q</text:p>
          </table:table-cell>
          <table:table-cell table:style-name="Default"/>
          <table:table-cell office:value-type="string">
            <text:p>B41</text:p>
          </table:table-cell>
          <table:table-cell office:value-type="string">
            <text:p>ZDOK0.DP_P9</text:p>
          </table:table-cell>
          <table:table-cell office:value-type="string">
            <text:p>A19</text:p>
          </table:table-cell>
          <table:table-cell/>
          <table:table-cell office:value-type="string">
            <text:p>A19</text:p>
          </table:table-cell>
          <table:table-cell table:number-columns-repeated="1017"/>
        </table:table-row>
        <table:table-row table:style-name="ro1">
          <table:table-cell office:value-type="string">
            <text:p>dac0_sclk</text:p>
          </table:table-cell>
          <table:table-cell table:style-name="Default"/>
          <table:table-cell office:value-type="string">
            <text:p>B38</text:p>
          </table:table-cell>
          <table:table-cell office:value-type="string">
            <text:p>ZDOK0.DP_P8</text:p>
          </table:table-cell>
          <table:table-cell office:value-type="string">
            <text:p>A17</text:p>
          </table:table-cell>
          <table:table-cell/>
          <table:table-cell office:value-type="string">
            <text:p>A17</text:p>
          </table:table-cell>
          <table:table-cell table:number-columns-repeated="1017"/>
        </table:table-row>
        <table:table-row table:style-name="ro1">
          <table:table-cell office:value-type="string">
            <text:p>dac0_sdi</text:p>
          </table:table-cell>
          <table:table-cell table:style-name="Default"/>
          <table:table-cell office:value-type="string">
            <text:p>A40</text:p>
          </table:table-cell>
          <table:table-cell office:value-type="string">
            <text:p>ZDOK0.DP_P28</text:p>
          </table:table-cell>
          <table:table-cell office:value-type="string">
            <text:p>C17</text:p>
          </table:table-cell>
          <table:table-cell/>
          <table:table-cell office:value-type="string">
            <text:p>C17</text:p>
          </table:table-cell>
          <table:table-cell table:number-columns-repeated="1017"/>
        </table:table-row>
        <table:table-row table:style-name="ro1">
          <table:table-cell office:value-type="string">
            <text:p>dac0_smpl_clk_i_n</text:p>
          </table:table-cell>
          <table:table-cell table:style-name="Default"/>
          <table:table-cell office:value-type="string">
            <text:p>A37</text:p>
          </table:table-cell>
          <table:table-cell office:value-type="string">
            <text:p>ZDOK0.DP_N19</text:p>
          </table:table-cell>
          <table:table-cell office:value-type="string">
            <text:p>D20</text:p>
          </table:table-cell>
          <table:table-cell/>
          <table:table-cell office:value-type="string">
            <text:p>D20</text:p>
          </table:table-cell>
          <table:table-cell table:number-columns-repeated="1017"/>
        </table:table-row>
        <table:table-row table:style-name="ro1">
          <table:table-cell office:value-type="string">
            <text:p>dac0_smpl_clk_i_p</text:p>
          </table:table-cell>
          <table:table-cell table:style-name="Default"/>
          <table:table-cell office:value-type="string">
            <text:p>B37</text:p>
          </table:table-cell>
          <table:table-cell office:value-type="string">
            <text:p>ZDOK0.DP_P19</text:p>
          </table:table-cell>
          <table:table-cell office:value-type="string">
            <text:p>D19</text:p>
          </table:table-cell>
          <table:table-cell/>
          <table:table-cell office:value-type="string">
            <text:p>D19</text:p>
          </table:table-cell>
          <table:table-cell table:number-columns-repeated="1017"/>
        </table:table-row>
        <table:table-row table:style-name="ro1">
          <table:table-cell office:value-type="string">
            <text:p>dac0_smpl_clk_q_n</text:p>
          </table:table-cell>
          <table:table-cell table:style-name="Default"/>
          <table:table-cell office:value-type="string">
            <text:p>E38</text:p>
          </table:table-cell>
          <table:table-cell office:value-type="string">
            <text:p>ZDOK0.DP_N18</text:p>
          </table:table-cell>
          <table:table-cell office:value-type="string">
            <text:p>D18</text:p>
          </table:table-cell>
          <table:table-cell/>
          <table:table-cell office:value-type="string">
            <text:p>D18</text:p>
          </table:table-cell>
          <table:table-cell table:number-columns-repeated="1017"/>
        </table:table-row>
        <table:table-row table:style-name="ro1">
          <table:table-cell office:value-type="string">
            <text:p>dac0_smpl_clk_q_p</text:p>
          </table:table-cell>
          <table:table-cell table:style-name="Default"/>
          <table:table-cell office:value-type="string">
            <text:p>E39</text:p>
          </table:table-cell>
          <table:table-cell office:value-type="string">
            <text:p>ZDOK0.DP_P18</text:p>
          </table:table-cell>
          <table:table-cell office:value-type="string">
            <text:p>D17</text:p>
          </table:table-cell>
          <table:table-cell/>
          <table:table-cell office:value-type="string">
            <text:p>D17</text:p>
          </table:table-cell>
          <table:table-cell table:number-columns-repeated="1017"/>
        </table:table-row>
        <table:table-row table:style-name="ro1">
          <table:table-cell office:value-type="string">
            <text:p>dac0_sync_i_n</text:p>
          </table:table-cell>
          <table:table-cell table:style-name="Default"/>
          <table:table-cell office:value-type="string">
            <text:p>C38</text:p>
          </table:table-cell>
          <table:table-cell office:value-type="string">
            <text:p>ZDOK0.DP_N37</text:p>
          </table:table-cell>
          <table:table-cell office:value-type="string">
            <text:p>F18</text:p>
          </table:table-cell>
          <table:table-cell/>
          <table:table-cell office:value-type="string">
            <text:p>F18</text:p>
          </table:table-cell>
          <table:table-cell table:number-columns-repeated="1017"/>
        </table:table-row>
        <table:table-row table:style-name="ro1">
          <table:table-cell office:value-type="string">
            <text:p>dac0_sync_i_p</text:p>
          </table:table-cell>
          <table:table-cell table:style-name="Default"/>
          <table:table-cell office:value-type="string">
            <text:p>D38</text:p>
          </table:table-cell>
          <table:table-cell office:value-type="string">
            <text:p>ZDOK0.DP_P37</text:p>
          </table:table-cell>
          <table:table-cell office:value-type="string">
            <text:p>F17</text:p>
          </table:table-cell>
          <table:table-cell/>
          <table:table-cell office:value-type="string">
            <text:p>F17</text:p>
          </table:table-cell>
          <table:table-cell table:number-columns-repeated="1017"/>
        </table:table-row>
        <table:table-row table:style-name="ro1">
          <table:table-cell office:value-type="string">
            <text:p>dac0_sync_q_n</text:p>
          </table:table-cell>
          <table:table-cell table:style-name="Default"/>
          <table:table-cell office:value-type="string">
            <text:p>K42</text:p>
          </table:table-cell>
          <table:table-cell office:value-type="string">
            <text:p>ZDOK0.CLK0_N</text:p>
          </table:table-cell>
          <table:table-cell office:value-type="string">
            <text:p>C20</text:p>
          </table:table-cell>
          <table:table-cell/>
          <table:table-cell office:value-type="string">
            <text:p>C20</text:p>
          </table:table-cell>
          <table:table-cell table:number-columns-repeated="1017"/>
        </table:table-row>
        <table:table-row table:style-name="ro1">
          <table:table-cell office:value-type="string">
            <text:p>dac0_sync_q_p</text:p>
          </table:table-cell>
          <table:table-cell table:style-name="Default"/>
          <table:table-cell office:value-type="string">
            <text:p>J42</text:p>
          </table:table-cell>
          <table:table-cell office:value-type="string">
            <text:p>ZDOK0.CLK0_P</text:p>
          </table:table-cell>
          <table:table-cell office:value-type="string">
            <text:p>C19</text:p>
          </table:table-cell>
          <table:table-cell/>
          <table:table-cell office:value-type="string">
            <text:p>C19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>
            <text:p>adc0_data_i_n_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16</text:p>
          </table:table-cell>
          <table:table-cell table:number-columns-repeated="1017"/>
        </table:table-row>
        <table:table-row table:style-name="ro1">
          <table:table-cell office:value-type="string">
            <text:p>adc0_data_i_n_</text:p>
          </table:table-cell>
          <table:table-cell table:formula="of:=[.B91]+1" office:value-type="float" office:value="1">
            <text:p>1</text:p>
          </table:table-cell>
          <table:table-cell table:number-columns-repeated="4"/>
          <table:table-cell office:value-type="string">
            <text:p>D16</text:p>
          </table:table-cell>
          <table:table-cell table:number-columns-repeated="1017"/>
        </table:table-row>
        <table:table-row table:style-name="ro1">
          <table:table-cell office:value-type="string">
            <text:p>adc0_data_i_n_</text:p>
          </table:table-cell>
          <table:table-cell table:formula="of:=[.B92]+1" office:value-type="float" office:value="2">
            <text:p>2</text:p>
          </table:table-cell>
          <table:table-cell table:number-columns-repeated="4"/>
          <table:table-cell office:value-type="string">
            <text:p>C14</text:p>
          </table:table-cell>
          <table:table-cell table:number-columns-repeated="1017"/>
        </table:table-row>
        <table:table-row table:style-name="ro1">
          <table:table-cell office:value-type="string">
            <text:p>adc0_data_i_n_</text:p>
          </table:table-cell>
          <table:table-cell table:formula="of:=[.B93]+1" office:value-type="float" office:value="3">
            <text:p>3</text:p>
          </table:table-cell>
          <table:table-cell table:number-columns-repeated="4"/>
          <table:table-cell office:value-type="string">
            <text:p>F14</text:p>
          </table:table-cell>
          <table:table-cell table:number-columns-repeated="1017"/>
        </table:table-row>
        <table:table-row table:style-name="ro1">
          <table:table-cell office:value-type="string">
            <text:p>adc0_data_i_n_</text:p>
          </table:table-cell>
          <table:table-cell table:formula="of:=[.B94]+1" office:value-type="float" office:value="4">
            <text:p>4</text:p>
          </table:table-cell>
          <table:table-cell table:number-columns-repeated="4"/>
          <table:table-cell office:value-type="string">
            <text:p>A14</text:p>
          </table:table-cell>
          <table:table-cell table:number-columns-repeated="1017"/>
        </table:table-row>
        <table:table-row table:style-name="ro1">
          <table:table-cell office:value-type="string">
            <text:p>adc0_data_i_n_</text:p>
          </table:table-cell>
          <table:table-cell table:formula="of:=[.B95]+1" office:value-type="float" office:value="5">
            <text:p>5</text:p>
          </table:table-cell>
          <table:table-cell table:number-columns-repeated="4"/>
          <table:table-cell office:value-type="string">
            <text:p>D14</text:p>
          </table:table-cell>
          <table:table-cell table:number-columns-repeated="1017"/>
        </table:table-row>
        <table:table-row table:style-name="ro1">
          <table:table-cell office:value-type="string">
            <text:p>adc0_data_i_n_</text:p>
          </table:table-cell>
          <table:table-cell table:formula="of:=[.B96]+1" office:value-type="float" office:value="6">
            <text:p>6</text:p>
          </table:table-cell>
          <table:table-cell table:number-columns-repeated="4"/>
          <table:table-cell office:value-type="string">
            <text:p>D12</text:p>
          </table:table-cell>
          <table:table-cell table:number-columns-repeated="1017"/>
        </table:table-row>
        <table:table-row table:style-name="ro1">
          <table:table-cell office:value-type="string">
            <text:p>adc0_data_i_n_</text:p>
          </table:table-cell>
          <table:table-cell table:formula="of:=[.B97]+1" office:value-type="float" office:value="7">
            <text:p>7</text:p>
          </table:table-cell>
          <table:table-cell table:number-columns-repeated="4"/>
          <table:table-cell office:value-type="string">
            <text:p>F12</text:p>
          </table:table-cell>
          <table:table-cell table:number-columns-repeated="1017"/>
        </table:table-row>
        <table:table-row table:style-name="ro1">
          <table:table-cell office:value-type="string">
            <text:p>adc0_data_i_n_</text:p>
          </table:table-cell>
          <table:table-cell table:formula="of:=[.B98]+1" office:value-type="float" office:value="8">
            <text:p>8</text:p>
          </table:table-cell>
          <table:table-cell table:number-columns-repeated="4"/>
          <table:table-cell office:value-type="string">
            <text:p>D2</text:p>
          </table:table-cell>
          <table:table-cell table:number-columns-repeated="1017"/>
        </table:table-row>
        <table:table-row table:style-name="ro1">
          <table:table-cell office:value-type="string">
            <text:p>adc0_data_i_n_</text:p>
          </table:table-cell>
          <table:table-cell table:formula="of:=[.B99]+1" office:value-type="float" office:value="9">
            <text:p>9</text:p>
          </table:table-cell>
          <table:table-cell table:number-columns-repeated="4"/>
          <table:table-cell office:value-type="string">
            <text:p>F10</text:p>
          </table:table-cell>
          <table:table-cell table:number-columns-repeated="1017"/>
        </table:table-row>
        <table:table-row table:style-name="ro1">
          <table:table-cell office:value-type="string">
            <text:p>adc0_data_i_n_</text:p>
          </table:table-cell>
          <table:table-cell table:formula="of:=[.B100]+1" office:value-type="float" office:value="10">
            <text:p>10</text:p>
          </table:table-cell>
          <table:table-cell table:number-columns-repeated="4"/>
          <table:table-cell office:value-type="string">
            <text:p>C12</text:p>
          </table:table-cell>
          <table:table-cell table:number-columns-repeated="1017"/>
        </table:table-row>
        <table:table-row table:style-name="ro1">
          <table:table-cell office:value-type="string">
            <text:p>adc0_data_i_n_</text:p>
          </table:table-cell>
          <table:table-cell table:formula="of:=[.B101]+1" office:value-type="float" office:value="11">
            <text:p>11</text:p>
          </table:table-cell>
          <table:table-cell table:number-columns-repeated="4"/>
          <table:table-cell office:value-type="string">
            <text:p>C10</text:p>
          </table:table-cell>
          <table:table-cell table:number-columns-repeated="1017"/>
        </table:table-row>
        <table:table-row table:style-name="ro1">
          <table:table-cell office:value-type="string">
            <text:p>adc0_data_i_n_</text:p>
          </table:table-cell>
          <table:table-cell table:formula="of:=[.B102]+1" office:value-type="float" office:value="12">
            <text:p>12</text:p>
          </table:table-cell>
          <table:table-cell table:number-columns-repeated="4"/>
          <table:table-cell office:value-type="string">
            <text:p>A12</text:p>
          </table:table-cell>
          <table:table-cell table:number-columns-repeated="1017"/>
        </table:table-row>
        <table:table-row table:style-name="ro1">
          <table:table-cell office:value-type="string">
            <text:p>adc0_data_i_n_</text:p>
          </table:table-cell>
          <table:table-cell table:formula="of:=[.B103]+1" office:value-type="float" office:value="13">
            <text:p>13</text:p>
          </table:table-cell>
          <table:table-cell table:number-columns-repeated="4"/>
          <table:table-cell office:value-type="string">
            <text:p>A10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adc0_data_i_p_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A15</text:p>
          </table:table-cell>
          <table:table-cell table:number-columns-repeated="1017"/>
        </table:table-row>
        <table:table-row table:style-name="ro1">
          <table:table-cell office:value-type="string">
            <text:p>adc0_data_i_p_</text:p>
          </table:table-cell>
          <table:table-cell table:formula="of:=[.B108]+1" office:value-type="float" office:value="1">
            <text:p>1</text:p>
          </table:table-cell>
          <table:table-cell table:number-columns-repeated="4"/>
          <table:table-cell office:value-type="string">
            <text:p>D15</text:p>
          </table:table-cell>
          <table:table-cell table:number-columns-repeated="1017"/>
        </table:table-row>
        <table:table-row table:style-name="ro1">
          <table:table-cell office:value-type="string">
            <text:p>adc0_data_i_p_</text:p>
          </table:table-cell>
          <table:table-cell table:formula="of:=[.B109]+1" office:value-type="float" office:value="2">
            <text:p>2</text:p>
          </table:table-cell>
          <table:table-cell table:number-columns-repeated="4"/>
          <table:table-cell office:value-type="string">
            <text:p>C13</text:p>
          </table:table-cell>
          <table:table-cell table:number-columns-repeated="1017"/>
        </table:table-row>
        <table:table-row table:style-name="ro1">
          <table:table-cell office:value-type="string">
            <text:p>adc0_data_i_p_</text:p>
          </table:table-cell>
          <table:table-cell table:formula="of:=[.B110]+1" office:value-type="float" office:value="3">
            <text:p>3</text:p>
          </table:table-cell>
          <table:table-cell table:number-columns-repeated="4"/>
          <table:table-cell office:value-type="string">
            <text:p>F13</text:p>
          </table:table-cell>
          <table:table-cell table:number-columns-repeated="1017"/>
        </table:table-row>
        <table:table-row table:style-name="ro1">
          <table:table-cell office:value-type="string">
            <text:p>adc0_data_i_p_</text:p>
          </table:table-cell>
          <table:table-cell table:formula="of:=[.B111]+1" office:value-type="float" office:value="4">
            <text:p>4</text:p>
          </table:table-cell>
          <table:table-cell table:number-columns-repeated="4"/>
          <table:table-cell office:value-type="string">
            <text:p>A13</text:p>
          </table:table-cell>
          <table:table-cell table:number-columns-repeated="1017"/>
        </table:table-row>
        <table:table-row table:style-name="ro1">
          <table:table-cell office:value-type="string">
            <text:p>adc0_data_i_p_</text:p>
          </table:table-cell>
          <table:table-cell table:formula="of:=[.B112]+1" office:value-type="float" office:value="5">
            <text:p>5</text:p>
          </table:table-cell>
          <table:table-cell table:number-columns-repeated="4"/>
          <table:table-cell office:value-type="string">
            <text:p>D13</text:p>
          </table:table-cell>
          <table:table-cell table:number-columns-repeated="1017"/>
        </table:table-row>
        <table:table-row table:style-name="ro1">
          <table:table-cell office:value-type="string">
            <text:p>adc0_data_i_p_</text:p>
          </table:table-cell>
          <table:table-cell table:formula="of:=[.B113]+1" office:value-type="float" office:value="6">
            <text:p>6</text:p>
          </table:table-cell>
          <table:table-cell table:number-columns-repeated="4"/>
          <table:table-cell office:value-type="string">
            <text:p>D11</text:p>
          </table:table-cell>
          <table:table-cell table:number-columns-repeated="1017"/>
        </table:table-row>
        <table:table-row table:style-name="ro1">
          <table:table-cell office:value-type="string">
            <text:p>adc0_data_i_p_</text:p>
          </table:table-cell>
          <table:table-cell table:formula="of:=[.B114]+1" office:value-type="float" office:value="7">
            <text:p>7</text:p>
          </table:table-cell>
          <table:table-cell table:number-columns-repeated="4"/>
          <table:table-cell office:value-type="string">
            <text:p>F11</text:p>
          </table:table-cell>
          <table:table-cell table:number-columns-repeated="1017"/>
        </table:table-row>
        <table:table-row table:style-name="ro1">
          <table:table-cell office:value-type="string">
            <text:p>adc0_data_i_p_</text:p>
          </table:table-cell>
          <table:table-cell table:formula="of:=[.B115]+1" office:value-type="float" office:value="8">
            <text:p>8</text:p>
          </table:table-cell>
          <table:table-cell table:number-columns-repeated="4"/>
          <table:table-cell office:value-type="string">
            <text:p>D1 </text:p>
          </table:table-cell>
          <table:table-cell table:number-columns-repeated="1017"/>
        </table:table-row>
        <table:table-row table:style-name="ro1">
          <table:table-cell office:value-type="string">
            <text:p>adc0_data_i_p_</text:p>
          </table:table-cell>
          <table:table-cell table:formula="of:=[.B116]+1" office:value-type="float" office:value="9">
            <text:p>9</text:p>
          </table:table-cell>
          <table:table-cell table:number-columns-repeated="4"/>
          <table:table-cell office:value-type="string">
            <text:p>F9</text:p>
          </table:table-cell>
          <table:table-cell table:number-columns-repeated="1017"/>
        </table:table-row>
        <table:table-row table:style-name="ro1">
          <table:table-cell office:value-type="string">
            <text:p>adc0_data_i_p_</text:p>
          </table:table-cell>
          <table:table-cell table:formula="of:=[.B117]+1" office:value-type="float" office:value="10">
            <text:p>10</text:p>
          </table:table-cell>
          <table:table-cell table:number-columns-repeated="4"/>
          <table:table-cell office:value-type="string">
            <text:p>C11</text:p>
          </table:table-cell>
          <table:table-cell table:number-columns-repeated="1017"/>
        </table:table-row>
        <table:table-row table:style-name="ro1">
          <table:table-cell office:value-type="string">
            <text:p>adc0_data_i_p_</text:p>
          </table:table-cell>
          <table:table-cell table:formula="of:=[.B118]+1" office:value-type="float" office:value="11">
            <text:p>11</text:p>
          </table:table-cell>
          <table:table-cell table:number-columns-repeated="4"/>
          <table:table-cell office:value-type="string">
            <text:p>C9</text:p>
          </table:table-cell>
          <table:table-cell table:number-columns-repeated="1017"/>
        </table:table-row>
        <table:table-row table:style-name="ro1">
          <table:table-cell office:value-type="string">
            <text:p>adc0_data_i_p_</text:p>
          </table:table-cell>
          <table:table-cell table:formula="of:=[.B119]+1" office:value-type="float" office:value="12">
            <text:p>12</text:p>
          </table:table-cell>
          <table:table-cell table:number-columns-repeated="4"/>
          <table:table-cell office:value-type="string">
            <text:p>A11</text:p>
          </table:table-cell>
          <table:table-cell table:number-columns-repeated="1017"/>
        </table:table-row>
        <table:table-row table:style-name="ro1">
          <table:table-cell office:value-type="string">
            <text:p>adc0_data_i_p_</text:p>
          </table:table-cell>
          <table:table-cell table:formula="of:=[.B120]+1" office:value-type="float" office:value="13">
            <text:p>13</text:p>
          </table:table-cell>
          <table:table-cell table:number-columns-repeated="4"/>
          <table:table-cell office:value-type="string">
            <text:p>A9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adc0_data_q_n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dc0_data_q_n</text:p>
          </table:table-cell>
          <table:table-cell table:formula="of:=[.B125]+1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adc0_data_q_n</text:p>
          </table:table-cell>
          <table:table-cell table:formula="of:=[.B126]+1"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adc0_data_q_n</text:p>
          </table:table-cell>
          <table:table-cell table:formula="of:=[.B127]+1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adc0_data_q_n</text:p>
          </table:table-cell>
          <table:table-cell table:formula="of:=[.B128]+1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adc0_data_q_n</text:p>
          </table:table-cell>
          <table:table-cell table:formula="of:=[.B129]+1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adc0_data_q_n</text:p>
          </table:table-cell>
          <table:table-cell table:formula="of:=[.B130]+1"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adc0_data_q_n</text:p>
          </table:table-cell>
          <table:table-cell table:formula="of:=[.B131]+1"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string">
            <text:p>adc0_data_q_n</text:p>
          </table:table-cell>
          <table:table-cell table:formula="of:=[.B132]+1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adc0_data_q_n</text:p>
          </table:table-cell>
          <table:table-cell table:formula="of:=[.B133]+1"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string">
            <text:p>adc0_data_q_n</text:p>
          </table:table-cell>
          <table:table-cell table:formula="of:=[.B134]+1"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string">
            <text:p>adc0_data_q_n</text:p>
          </table:table-cell>
          <table:table-cell table:formula="of:=[.B135]+1" office:value-type="float" office:value="11">
            <text:p>11</text:p>
          </table:table-cell>
          <table:table-cell table:number-columns-repeated="1022"/>
        </table:table-row>
        <table:table-row table:style-name="ro1">
          <table:table-cell office:value-type="string">
            <text:p>adc0_data_q_n</text:p>
          </table:table-cell>
          <table:table-cell table:formula="of:=[.B136]+1" office:value-type="float" office:value="12">
            <text:p>12</text:p>
          </table:table-cell>
          <table:table-cell table:number-columns-repeated="1022"/>
        </table:table-row>
        <table:table-row table:style-name="ro1">
          <table:table-cell office:value-type="string">
            <text:p>adc0_data_q_n</text:p>
          </table:table-cell>
          <table:table-cell table:formula="of:=[.B137]+1" office:value-type="float" office:value="13">
            <text:p>13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adc0_data_q_p</text:p>
          </table:table-cell>
          <table:table-cell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string">
            <text:p>adc0_data_q_p</text:p>
          </table:table-cell>
          <table:table-cell table:formula="of:=[.B142]+1"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adc0_data_q_p</text:p>
          </table:table-cell>
          <table:table-cell table:formula="of:=[.B143]+1"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adc0_data_q_p</text:p>
          </table:table-cell>
          <table:table-cell table:formula="of:=[.B144]+1" office:value-type="float" office:value="3">
            <text:p>3</text:p>
          </table:table-cell>
          <table:table-cell table:number-columns-repeated="1022"/>
        </table:table-row>
        <table:table-row table:style-name="ro1">
          <table:table-cell office:value-type="string">
            <text:p>adc0_data_q_p</text:p>
          </table:table-cell>
          <table:table-cell table:formula="of:=[.B145]+1"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adc0_data_q_p</text:p>
          </table:table-cell>
          <table:table-cell table:formula="of:=[.B146]+1"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adc0_data_q_p</text:p>
          </table:table-cell>
          <table:table-cell table:formula="of:=[.B147]+1" office:value-type="float" office:value="6">
            <text:p>6</text:p>
          </table:table-cell>
          <table:table-cell table:number-columns-repeated="1022"/>
        </table:table-row>
        <table:table-row table:style-name="ro1">
          <table:table-cell office:value-type="string">
            <text:p>adc0_data_q_p</text:p>
          </table:table-cell>
          <table:table-cell table:formula="of:=[.B148]+1" office:value-type="float" office:value="7">
            <text:p>7</text:p>
          </table:table-cell>
          <table:table-cell table:number-columns-repeated="1022"/>
        </table:table-row>
        <table:table-row table:style-name="ro1">
          <table:table-cell office:value-type="string">
            <text:p>adc0_data_q_p</text:p>
          </table:table-cell>
          <table:table-cell table:formula="of:=[.B149]+1" office:value-type="float" office:value="8">
            <text:p>8</text:p>
          </table:table-cell>
          <table:table-cell table:number-columns-repeated="1022"/>
        </table:table-row>
        <table:table-row table:style-name="ro1">
          <table:table-cell office:value-type="string">
            <text:p>adc0_data_q_p</text:p>
          </table:table-cell>
          <table:table-cell table:formula="of:=[.B150]+1"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string">
            <text:p>adc0_data_q_p</text:p>
          </table:table-cell>
          <table:table-cell table:formula="of:=[.B151]+1" office:value-type="float" office:value="10">
            <text:p>10</text:p>
          </table:table-cell>
          <table:table-cell table:number-columns-repeated="1022"/>
        </table:table-row>
        <table:table-row table:style-name="ro1">
          <table:table-cell office:value-type="string">
            <text:p>adc0_data_q_p</text:p>
          </table:table-cell>
          <table:table-cell table:formula="of:=[.B152]+1" office:value-type="float" office:value="11">
            <text:p>11</text:p>
          </table:table-cell>
          <table:table-cell table:number-columns-repeated="1022"/>
        </table:table-row>
        <table:table-row table:style-name="ro1">
          <table:table-cell office:value-type="string">
            <text:p>adc0_data_q_p</text:p>
          </table:table-cell>
          <table:table-cell table:formula="of:=[.B153]+1" office:value-type="float" office:value="12">
            <text:p>12</text:p>
          </table:table-cell>
          <table:table-cell table:number-columns-repeated="1022"/>
        </table:table-row>
        <table:table-row table:style-name="ro1">
          <table:table-cell office:value-type="string">
            <text:p>adc0_data_q_p</text:p>
          </table:table-cell>
          <table:table-cell table:formula="of:=[.B154]+1" office:value-type="float" office:value="13">
            <text:p>13</text:p>
          </table:table-cell>
          <table:table-cell table:number-columns-repeated="1022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othy Madden</meta:initial-creator>
    <meta:creation-date>2015-04-24T13:47:59</meta:creation-date>
    <dc:date>2015-04-24T15:27:42</dc:date>
    <dc:creator>Timothy Madden</dc:creator>
    <meta:editing-duration>PT1H33M59S</meta:editing-duration>
    <meta:editing-cycles>17</meta:editing-cycles>
    <meta:generator>LibreOffice/4.0.4.2$Linux_X86_64 LibreOffice_project/400m0$Build-2</meta:generator>
    <meta:document-statistic meta:table-count="1" meta:cell-count="594" meta:object-count="0"/>
  </office:meta>
</office:document-meta>
</file>